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4521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1.2604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3382in"/>
    </style:style>
    <style:style style:name="Table2.B" style:family="table-column">
      <style:table-column-properties style:column-width="1.4118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7604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632in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5625in"/>
    </style:style>
    <style:style style:name="Table3.C" style:family="table-column">
      <style:table-column-properties style:column-width="3.8229in"/>
    </style:style>
    <style:style style:name="Table3.1" style:family="table-row">
      <style:table-row-properties style:min-row-height="0.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9" style:family="table-row">
      <style:table-row-properties style:min-row-height="0.3896in"/>
    </style:style>
    <style:style style:name="P1" style:family="paragraph" style:parent-style-name="Table_20_Contents">
      <style:text-properties officeooo:rsid="0013136d" officeooo:paragraph-rsid="0013136d"/>
    </style:style>
    <style:style style:name="P2" style:family="paragraph" style:parent-style-name="Table_20_Contents">
      <style:text-properties officeooo:paragraph-rsid="0014711c"/>
    </style:style>
    <style:style style:name="P3" style:family="paragraph" style:parent-style-name="Table_20_Contents">
      <style:text-properties officeooo:rsid="00163bbe" officeooo:paragraph-rsid="00163bbe"/>
    </style:style>
    <style:style style:name="P4" style:family="paragraph" style:parent-style-name="Table_20_Contents">
      <style:text-properties officeooo:rsid="0014711c" officeooo:paragraph-rsid="0017bd36"/>
    </style:style>
    <style:style style:name="P5" style:family="paragraph" style:parent-style-name="Table_20_Contents">
      <style:text-properties officeooo:rsid="00182b26" officeooo:paragraph-rsid="00182b26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14711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4711c" officeooo:paragraph-rsid="0014711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82b26" officeooo:paragraph-rsid="00182b2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.5pt" fo:font-weight="bold" officeooo:rsid="0013136d" officeooo:paragraph-rsid="0013136d" style:font-size-asian="10.5pt" style:font-weight-asian="bold" style:font-size-complex="10.5pt" style:font-weight-complex="bold"/>
    </style:style>
    <style:style style:name="P12" style:family="paragraph" style:parent-style-name="Standard">
      <style:text-properties officeooo:paragraph-rsid="0014711c"/>
    </style:style>
    <style:style style:name="P13" style:family="paragraph" style:parent-style-name="Standard">
      <style:text-properties officeooo:rsid="0014711c" officeooo:paragraph-rsid="0014711c"/>
    </style:style>
    <style:style style:name="P14" style:family="paragraph" style:parent-style-name="Standard">
      <style:text-properties officeooo:rsid="0014711c" officeooo:paragraph-rsid="0014711c"/>
    </style:style>
    <style:style style:name="P15" style:family="paragraph" style:parent-style-name="Standard">
      <style:text-properties officeooo:rsid="001ec011" officeooo:paragraph-rsid="001ec011"/>
    </style:style>
    <style:style style:name="P16" style:family="paragraph" style:parent-style-name="Standard">
      <style:text-properties officeooo:rsid="001ec011" officeooo:paragraph-rsid="001fd3ea"/>
    </style:style>
    <style:style style:name="P17" style:family="paragraph" style:parent-style-name="Table_20_Contents">
      <style:text-properties officeooo:rsid="00163bbe" officeooo:paragraph-rsid="00163bbe"/>
    </style:style>
    <style:style style:name="P18" style:family="paragraph" style:parent-style-name="Table_20_Contents">
      <style:text-properties officeooo:paragraph-rsid="0014711c"/>
    </style:style>
    <style:style style:name="P19" style:family="paragraph" style:parent-style-name="Table_20_Contents">
      <style:text-properties officeooo:rsid="0014711c" officeooo:paragraph-rsid="0019e037"/>
    </style:style>
    <style:style style:name="P20" style:family="paragraph" style:parent-style-name="Table_20_Contents">
      <style:text-properties officeooo:rsid="0013136d" officeooo:paragraph-rsid="0014711c"/>
    </style:style>
    <style:style style:name="P21" style:family="paragraph" style:parent-style-name="Table_20_Contents">
      <style:text-properties officeooo:rsid="0017bd36" officeooo:paragraph-rsid="0017bd36"/>
    </style:style>
    <style:style style:name="P22" style:family="paragraph" style:parent-style-name="Table_20_Contents">
      <style:text-properties officeooo:rsid="0019e037" officeooo:paragraph-rsid="0019e037"/>
    </style:style>
    <style:style style:name="P23" style:family="paragraph" style:parent-style-name="Table_20_Contents">
      <style:text-properties officeooo:rsid="001b01d7" officeooo:paragraph-rsid="001b01d7"/>
    </style:style>
    <style:style style:name="P24" style:family="paragraph" style:parent-style-name="Table_20_Contents">
      <style:text-properties officeooo:rsid="00182b26" officeooo:paragraph-rsid="00182b26"/>
    </style:style>
    <style:style style:name="P25" style:family="paragraph" style:parent-style-name="Table_20_Contents">
      <style:text-properties officeooo:rsid="001cef71" officeooo:paragraph-rsid="001cef71"/>
    </style:style>
    <style:style style:name="P26" style:family="paragraph" style:parent-style-name="Table_20_Contents">
      <style:paragraph-properties fo:text-align="center" style:justify-single-word="false"/>
      <style:text-properties officeooo:rsid="001cef71" officeooo:paragraph-rsid="001cef71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officeooo:rsid="002050b8" officeooo:paragraph-rsid="002050b8"/>
    </style:style>
    <style:style style:name="P29" style:family="paragraph" style:parent-style-name="Preformatted_20_Text">
      <style:text-properties officeooo:rsid="0019e037" officeooo:paragraph-rsid="0019e037"/>
    </style:style>
    <style:style style:name="P30" style:family="paragraph" style:parent-style-name="Preformatted_20_Text">
      <style:text-properties fo:color="#000000" style:font-name="DejaVu Sans Mono" fo:font-size="9pt" officeooo:rsid="0013136d" officeooo:paragraph-rsid="0014711c"/>
    </style:style>
    <style:style style:name="T1" style:family="text">
      <style:text-properties officeooo:rsid="0013136d"/>
    </style:style>
    <style:style style:name="T2" style:family="text">
      <style:text-properties fo:color="#000000" style:font-name="DejaVu Sans Mono" fo:font-size="9pt"/>
    </style:style>
    <style:style style:name="T3" style:family="text">
      <style:text-properties officeooo:rsid="001fd3ea"/>
    </style:style>
    <style:style style:name="T4" style:family="text">
      <style:text-properties officeooo:rsid="00205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모듈</text:p>
          </table:table-cell>
          <table:table-cell table:style-name="Table1.A1" office:value-type="string">
            <text:p text:style-name="P10">클래스</text:p>
          </table:table-cell>
          <table:table-cell table:style-name="Table1.A1" office:value-type="string">
            <text:p text:style-name="P10">역할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2" office:value-type="string">
            <text:p text:style-name="P1">game.py</text:p>
          </table:table-cell>
          <table:table-cell table:style-name="Table1.A2" office:value-type="string">
            <text:p text:style-name="P1">SlotGame</text:p>
          </table:table-cell>
          <table:table-cell table:style-name="Table1.A2" office:value-type="string">
            <text:p text:style-name="Table_20_Contents">인터페이스의 <text:s/>위젯을 포함하는 <text:span text:style-name="T1">UI component</text:span></text:p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covered-table-cell/>
          <table:table-cell table:style-name="Table1.A2" office:value-type="string">
            <text:p text:style-name="P1">mainWindow</text:p>
          </table:table-cell>
          <table:table-cell table:style-name="Table1.A2" office:value-type="string">
            <text:p text:style-name="P1">메인윈도우 및 게임의 실행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lot.py</text:p>
          </table:table-cell>
          <table:table-cell table:style-name="Table1.A2" office:value-type="string">
            <text:p text:style-name="P3">Slot</text:p>
          </table:table-cell>
          <table:table-cell table:style-name="Table1.A2" office:value-type="string">
            <text:p text:style-name="P3">게임의 함수식 구현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클래스</text:p>
          </table:table-cell>
          <table:table-cell table:style-name="Table2.A1" office:value-type="string">
            <text:p text:style-name="P7">매서드</text:p>
          </table:table-cell>
          <table:table-cell table:style-name="Table2.A1" office:value-type="string">
            <text:p text:style-name="P7">인풋</text:p>
          </table:table-cell>
          <table:table-cell table:style-name="Table2.A1" office:value-type="string">
            <text:p text:style-name="P7">아웃풋</text:p>
          </table:table-cell>
          <table:table-cell table:style-name="Table2.E1" office:value-type="string">
            <text:p text:style-name="P7">기능</text:p>
          </table:table-cell>
        </table:table-row>
        <table:table-row>
          <table:table-cell table:style-name="Table2.A2" office:value-type="string">
            <text:p text:style-name="P4">SlotGame</text:p>
          </table:table-cell>
          <table:table-cell table:style-name="Table2.A2" office:value-type="string">
            <text:p text:style-name="P22">-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19">mainWindow</text:p>
          </table:table-cell>
          <table:table-cell table:style-name="Table2.A2" office:value-type="string">
            <text:p text:style-name="P30">buttonClicked</text:p>
          </table:table-cell>
          <table:table-cell table:style-name="Table2.A2" office:value-type="string">
            <text:p text:style-name="P20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1">버튼이 눌려졌을때의 실행과정 구현 </text:p>
          </table:table-cell>
        </table:table-row>
        <table:table-row>
          <table:table-cell table:style-name="Table2.A2" office:value-type="string">
            <text:p text:style-name="P3">Slot</text:p>
          </table:table-cell>
          <table:table-cell table:style-name="Table2.A2" office:value-type="string">
            <text:p text:style-name="P3">roll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9"><text:span text:style-name="T2">result[]</text:span></text:p>
          </table:table-cell>
          <table:table-cell table:style-name="Table2.E2" office:value-type="string">
            <text:p text:style-name="P3">0-9까지의 난수 구현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9">이름</text:p>
          </table:table-cell>
          <table:table-cell table:style-name="Table3.C1" office:value-type="string">
            <text:p text:style-name="P6">역할,설명</text:p>
          </table:table-cell>
        </table:table-row>
        <table:table-row>
          <table:table-cell table:style-name="Table3.A2" table:number-rows-spanned="4" office:value-type="string">
            <text:p text:style-name="P26">Attributes</text:p>
            <text:p text:style-name="P26">(properties)</text:p>
          </table:table-cell>
          <table:table-cell table:style-name="Table3.A2" office:value-type="string">
            <text:p text:style-name="P23">currentTrial</text:p>
          </table:table-cell>
          <table:table-cell table:style-name="Table3.C2" office:value-type="string">
            <text:p text:style-name="P23">남은 횟수 를 나타내는 변수 5에서 시작하여 1씩감소</text:p>
            <text:p text:style-name="P23">0이되면 게임 오버</text:p>
          </table:table-cell>
        </table:table-row>
        <table:table-row>
          <table:covered-table-cell/>
          <table:table-cell table:style-name="Table3.A2" office:value-type="string">
            <text:p text:style-name="P23">currentMoney</text:p>
          </table:table-cell>
          <table:table-cell table:style-name="Table3.C2" office:value-type="string">
            <text:p text:style-name="P5">현재 가지고 있는 금액 </text:p>
            <text:p text:style-name="P23">0이하로 떨어지거나 100000이상이 되면 게임오버 </text:p>
          </table:table-cell>
        </table:table-row>
        <table:table-row>
          <table:covered-table-cell/>
          <table:table-cell table:style-name="Table3.A2" office:value-type="string">
            <text:p text:style-name="P23">stake</text:p>
          </table:table-cell>
          <table:table-cell table:style-name="Table3.C2" office:value-type="string">
            <text:p text:style-name="P5">판돈</text:p>
            <text:p text:style-name="P5">음수, 0을 제외한 정수만 실행가능</text:p>
          </table:table-cell>
        </table:table-row>
        <table:table-row>
          <table:covered-table-cell/>
          <table:table-cell table:style-name="Table3.A2" office:value-type="string">
            <text:p text:style-name="P25">slotValue</text:p>
          </table:table-cell>
          <table:table-cell table:style-name="Table3.C2" office:value-type="string">
            <text:p text:style-name="P5">슬롯에 표시되는 숫자들의 값</text:p>
          </table:table-cell>
        </table:table-row>
        <table:table-row>
          <table:table-cell table:style-name="Table3.A2" table:number-rows-spanned="9" office:value-type="string">
            <text:p text:style-name="P26">methods</text:p>
          </table:table-cell>
          <table:table-cell table:style-name="Table3.A2" office:value-type="string">
            <text:p text:style-name="P22">outputs</text:p>
          </table:table-cell>
          <table:table-cell table:style-name="Table3.C2" office:value-type="string">
            <text:p text:style-name="P3">슬롯 숫자 레이아웃</text:p>
          </table:table-cell>
        </table:table-row>
        <table:table-row>
          <table:covered-table-cell/>
          <table:table-cell table:style-name="Table3.A2" office:value-type="string">
            <text:p text:style-name="P22">betButton</text:p>
          </table:table-cell>
          <table:table-cell table:style-name="Table3.C2" office:value-type="string">
            <text:p text:style-name="P22">게임시작 버튼</text:p>
          </table:table-cell>
        </table:table-row>
        <table:table-row>
          <table:covered-table-cell/>
          <table:table-cell table:style-name="Table3.A2" office:value-type="string">
            <text:p text:style-name="P22">newGameButton</text:p>
          </table:table-cell>
          <table:table-cell table:style-name="Table3.C2" office:value-type="string">
            <text:p text:style-name="P3">새게임 버튼</text:p>
          </table:table-cell>
        </table:table-row>
        <table:table-row table:style-name="Table3.9">
          <table:covered-table-cell/>
          <table:table-cell table:style-name="Table3.A2" office:value-type="string">
            <text:p text:style-name="P22">currentMoney</text:p>
          </table:table-cell>
          <table:table-cell table:style-name="Table3.C2" office:value-type="string">
            <text:p text:style-name="P3">소지금 표시창</text:p>
            <text:p text:style-name="P28">readonly</text:p>
          </table:table-cell>
        </table:table-row>
        <table:table-row table:style-name="Table3.9">
          <table:covered-table-cell/>
          <table:table-cell table:style-name="Table3.A2" office:value-type="string">
            <text:p text:style-name="P23">currentMoneyLabel</text:p>
          </table:table-cell>
          <table:table-cell table:style-name="Table3.C2" office:value-type="string">
            <text:p text:style-name="P3">소지금 표시 라벨</text:p>
          </table:table-cell>
        </table:table-row>
        <table:table-row table:style-name="Table3.9">
          <table:covered-table-cell/>
          <table:table-cell table:style-name="Table3.A2" office:value-type="string">
            <text:p text:style-name="P22">stake</text:p>
          </table:table-cell>
          <table:table-cell table:style-name="Table3.C2" office:value-type="string">
            <text:p text:style-name="P3">판돈 입력창</text:p>
          </table:table-cell>
        </table:table-row>
        <table:table-row table:style-name="Table3.9">
          <table:covered-table-cell/>
          <table:table-cell table:style-name="Table3.A2" office:value-type="string">
            <text:p text:style-name="P23">stakeLabel</text:p>
          </table:table-cell>
          <table:table-cell table:style-name="Table3.C2" office:value-type="string">
            <text:p text:style-name="P3">판돈 입력 라벨</text:p>
          </table:table-cell>
        </table:table-row>
        <table:table-row table:style-name="Table3.9">
          <table:covered-table-cell/>
          <table:table-cell table:style-name="Table3.A2" office:value-type="string">
            <text:p text:style-name="P23">count</text:p>
          </table:table-cell>
          <table:table-cell table:style-name="Table3.C2" office:value-type="string">
            <text:p text:style-name="P3">남은 횟수 표시창 <text:span text:style-name="T4">(5 - 플레이어가 실행한 게임 수)</text:span></text:p>
            <text:p text:style-name="P28">readonly</text:p>
          </table:table-cell>
        </table:table-row>
        <table:table-row table:style-name="Table3.9">
          <table:covered-table-cell/>
          <table:table-cell table:style-name="Table3.A2" office:value-type="string">
            <text:p text:style-name="P23">statusBar</text:p>
          </table:table-cell>
          <table:table-cell table:style-name="Table3.C2" office:value-type="string">
            <text:p text:style-name="P3">상태,오류메시지 표시창</text:p>
            <text:p text:style-name="P28">readonly</text:p>
          </table:table-cell>
        </table:table-row>
      </table:table>
      <text:p text:style-name="P13"/>
      <text:p text:style-name="P15"/>
      <text:p text:style-name="P15"><text:soft-page-break/></text:p>
      <text:p text:style-name="P15"/>
      <text:p text:style-name="P15">DDS (Detailed Design Specification)</text:p>
      <text:p text:style-name="P15">슬롯 구현 방식 - 0~9까지의 랜덤으로 발생하는 정수 3개를 이용 하여 999가지 조합을 만든다. <text:s/>‘bet’버튼을 누를때 새로운 수를 출력하고 ‘New Game'버튼을 눌렀을때 <text:s/>clear한다.</text:p>
      <text:p text:style-name="P15">실행횟수 - 처음에는 5회로 제한하고 ‘bet’버튼을 누를때 -1씩 하여 0이 되면 게임을 중지한다.</text:p>
      <text:p text:style-name="P15">‘New Game'버튼을 눌렀을때 다시 5회로 설정한다.</text:p>
      <text:p text:style-name="P15"/>
      <text:p text:style-name="P15">-‘bet’버튼을 눌렀을 때-</text:p>
      <text:p text:style-name="P15"><text:span text:style-name="T3">1.</text:span>판돈이 0 이상이라면 게임을 실행한다.</text:p>
      <text:p text:style-name="P15">실행횟수가 남아있다면 -1을 하고 감소한 실행횟수를 실행횟수 기록창에 표시한다.</text:p>
      <text:p text:style-name="P15">판돈이 <text:span text:style-name="T3">0이거나 음수라면 오류메시지를 상태창에 표시하고 게임을 실행시키지 않는다.</text:span></text:p>
      <text:p text:style-name="P16">판돈이 그 이외의 정수형이 아닌 자료형이라면 <text:span text:style-name="T3">오류메시지를 상태창에 표시하고 게임을 실행시키지 않는다.</text:span></text:p>
      <text:p text:style-name="P16"/>
      <text:p text:style-name="P16"><text:span text:style-name="T3">2.</text:span>게임의 실행: ‘bet’버튼을 눌렀을때 랜덤하게 슬롯을 굴려 세 숫자를 얻어낸다.</text:p>
      <text:p text:style-name="P16">만약 슬롯의 숫자가 두개가 일치하면 판돈의 <text:span text:style-name="T3">3배를 하여 돈에 더한다. 상태창에 축하 메시지를 출력한다.</text:span></text:p>
      <text:p text:style-name="P16">슬롯의 숫자가 세개모두 일치하면 판돈의 <text:span text:style-name="T3">10배를 하여 돈에 더한다. 상태창에 축하 메시지를 출력한다.</text:span></text:p>
      <text:p text:style-name="P16">만약 슬롯의 숫자가 <text:span text:style-name="T3">777이라면 판돈의 100배를 하여 돈에 더한다. 상태창에 축하 메시지를 출력한다.</text:span></text:p>
      <text:p text:style-name="P16">슬롯의 숫자가 일치하는 것이 없으면 현재 소지금에 판돈만큼을 뺀다.</text:p>
      <text:p text:style-name="P16"/>
      <text:p text:style-name="P16">판돈,슬롯을 비운다.</text:p>
      <text:p text:style-name="P16"/>
      <text:p text:style-name="P16">-‘<text:span text:style-name="T3">New Game’버튼을 눌렀을 때-</text:span></text:p>
      <text:p text:style-name="P16"/>
      <text:p text:style-name="P16">상태창을 초기화한다.</text:p>
      <text:p text:style-name="P16">실행횟수를 <text:span text:style-name="T3">5회로 초기화한다.</text:span></text:p>
      <text:p text:style-name="P16">소지금을 <text:span text:style-name="T3">1000으로 초기화한다.</text:span></text:p>
      <text:p text:style-name="P16">판돈,슬롯창을 비운다.</text:p>
      <text:p text:style-name="P16"/>
      <text:p text:style-name="P16">-게임오버 설정-</text:p>
      <text:p text:style-name="P16">돈이 <text:span text:style-name="T3">0이하로 떨어지면</text:span></text:p>
      <text:p text:style-name="P16">남는 실행횟수를 <text:span text:style-name="T3">0으로 바꾼다.</text:span></text:p>
      <text:p text:style-name="P16">메시지를 출력한다.</text:p>
      <text:p text:style-name="P16"/>
      <text:p text:style-name="P16">돈이 일정량 이상으로 올라가면</text:p>
      <text:p text:style-name="P16">남는 실행횟수를 <text:span text:style-name="T3">0으로 바꾼다.</text:span></text:p>
      <text:p text:style-name="P16">메시지를 출력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6:59:34.133339159</meta:creation-date>
    <dc:date>2019-12-19T03:05:13.932381177</dc:date>
    <meta:editing-duration>PT55M26S</meta:editing-duration>
    <meta:editing-cycles>5</meta:editing-cycles>
    <meta:generator>LibreOffice/5.1.6.2$Linux_X86_64 LibreOffice_project/10m0$Build-2</meta:generator>
    <meta:document-statistic meta:table-count="3" meta:image-count="0" meta:object-count="0" meta:page-count="2" meta:paragraph-count="94" meta:word-count="890" meta:character-count="1440" meta:non-whitespace-character-count="1225"/>
  </office:meta>
</office:document-meta>
</file>